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374ad" officeooo:paragraph-rsid="0009e481"/>
    </style:style>
    <style:style style:name="P2" style:family="paragraph" style:parent-style-name="Standard">
      <style:text-properties officeooo:rsid="000374ad" officeooo:paragraph-rsid="000374ad"/>
    </style:style>
    <style:style style:name="P3" style:family="paragraph" style:parent-style-name="Standard">
      <style:text-properties officeooo:rsid="0007201e" officeooo:paragraph-rsid="0007201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74ad" officeooo:paragraph-rsid="000374a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374ad" officeooo:paragraph-rsid="000374ad" style:font-size-asian="15pt" style:font-weight-asian="bold" style:font-size-complex="15pt" style:font-weight-complex="bold"/>
    </style:style>
    <style:style style:name="P6" style:family="paragraph" style:parent-style-name="Standard">
      <style:text-properties style:text-underline-style="none" fo:font-weight="normal" officeooo:rsid="0009e481" officeooo:paragraph-rsid="000823db" style:font-weight-asian="normal" style:font-weight-complex="normal"/>
    </style:style>
    <style:style style:name="P7" style:family="paragraph" style:parent-style-name="Standard" style:list-style-name="L1">
      <style:text-properties officeooo:rsid="000374ad" officeooo:paragraph-rsid="000374ad"/>
    </style:style>
    <style:style style:name="P8" style:family="paragraph" style:parent-style-name="Standard" style:list-style-name="L1">
      <style:text-properties officeooo:rsid="0007201e" officeooo:paragraph-rsid="0007201e"/>
    </style:style>
    <style:style style:name="P9" style:family="paragraph" style:parent-style-name="Standard" style:list-style-name="L1">
      <style:text-properties style:text-line-through-style="solid" style:text-line-through-type="single" officeooo:rsid="0007201e" officeooo:paragraph-rsid="0007201e" fo:background-color="transparent" style:font-size-asian="10.5pt"/>
    </style:style>
    <style:style style:name="T1" style:family="text">
      <style:text-properties officeooo:rsid="00053860"/>
    </style:style>
    <style:style style:name="T2" style:family="text">
      <style:text-properties officeooo:rsid="0007201e"/>
    </style:style>
    <style:style style:name="T3" style:family="text">
      <style:text-properties officeooo:rsid="000c1c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Projekt Patientenverwaltungs-Software</text:p>
      <text:p text:style-name="P2"/>
      <text:p text:style-name="P2"/>
      <text:p text:style-name="P4">Feature List:</text:p>
      <text:p text:style-name="P2"/>
      <text:list xml:id="list388905019925198717" text:style-name="L1">
        <text:list-item>
          <text:p text:style-name="P7">Patienten neu anlegen</text:p>
        </text:list-item>
        <text:list-item>
          <text:p text:style-name="P7">Patienten der existiert übernehmen</text:p>
        </text:list-item>
        <text:list-item>
          <text:p text:style-name="P7">Patienten verwalten</text:p>
        </text:list-item>
        <text:list-item>
          <text:p text:style-name="P7">Patienten in die Warteliste <text:span text:style-name="T1">mit Prioritäten </text:span>einfüge<text:span text:style-name="T2">n</text:span></text:p>
        </text:list-item>
        <text:list-item>
          <text:p text:style-name="P9">Kalender, für Termine der Patienten</text:p>
        </text:list-item>
        <text:list-item>
          <text:p text:style-name="P8">Rezepte/Überweisungen erstellen</text:p>
        </text:list-item>
        <text:list-item>
          <text:p text:style-name="P8">„<text:span text:style-name="T3">Notfälle“ werden nach vorne an die Listenspitze gelegt</text:span></text:p>
        </text:list-item>
      </text:list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text-properties officeooo:rsid="000374ad" officeooo:paragraph-rsid="0009e481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/>
    </style:page-layout>
  </office:automatic-styles>
  <office:master-styles>
    <style:master-page style:name="Standard" style:page-layout-name="Mpm1">
      <style:header>
        <text:p text:style-name="MP1">Q11/2 Informatik<text:tab/> <text:s text:c="42"/></text:p>
        <text:p text:style-name="MP1">Projekt: Adler Lorenz, Adler Felix, Julian Wik, Jonas Elling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8:40:21.144000000</meta:creation-date>
    <dc:date>2015-06-18T08:13:26.151000000</dc:date>
    <meta:editing-duration>PT26M32S</meta:editing-duration>
    <meta:editing-cycles>8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1" meta:word-count="53" meta:character-count="426" meta:non-whitespace-character-count="347"/>
  </office:meta>
</office:document-meta>
</file>